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c22" officeooo:paragraph-rsid="0014fc22"/>
    </style:style>
    <style:style style:name="P2" style:family="paragraph" style:parent-style-name="Standard">
      <style:text-properties officeooo:rsid="0014fc22" officeooo:paragraph-rsid="00185080"/>
    </style:style>
    <style:style style:name="P3" style:family="paragraph" style:parent-style-name="Standard">
      <style:text-properties officeooo:rsid="00185080" officeooo:paragraph-rsid="00185080"/>
    </style:style>
    <style:style style:name="P4" style:family="paragraph" style:parent-style-name="Standard">
      <style:text-properties officeooo:rsid="001a4d61" officeooo:paragraph-rsid="001a4d61"/>
    </style:style>
    <style:style style:name="P5" style:family="paragraph" style:parent-style-name="Standard">
      <style:text-properties officeooo:rsid="001e74a2" officeooo:paragraph-rsid="001e74a2"/>
    </style:style>
    <style:style style:name="P6" style:family="paragraph" style:parent-style-name="Standard">
      <style:paragraph-properties fo:break-before="page"/>
      <style:text-properties officeooo:rsid="00185080" officeooo:paragraph-rsid="00185080"/>
    </style:style>
    <style:style style:name="T1" style:family="text">
      <style:text-properties officeooo:rsid="0013fcba"/>
    </style:style>
    <style:style style:name="T2" style:family="text">
      <style:text-properties officeooo:rsid="001696f0"/>
    </style:style>
    <style:style style:name="T3" style:family="text">
      <style:text-properties officeooo:rsid="00185080"/>
    </style:style>
    <style:style style:name="T4" style:family="text">
      <style:text-properties officeooo:rsid="0018607d"/>
    </style:style>
    <style:style style:name="T5" style:family="text">
      <style:text-properties officeooo:rsid="001d67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1">PROGRAM 4</text:span></text:p>
      <text:p text:style-name="Standard"/>
      <text:p text:style-name="Standard"/>
      <text:p text:style-name="Standard"><text:tab/><text:tab/><text:tab/><text:tab/><text:tab/><text:tab/><text:span text:style-name="T2">TCL FILE</text:span></text:p>
      <text:p text:style-name="Standard"/>
      <text:p text:style-name="P1">set ns [new Simulator]</text:p>
      <text:p text:style-name="P1">set tf [open program4.tr w]</text:p>
      <text:p text:style-name="P1"/>
      <text:p text:style-name="P1">$ns trace-all $tf </text:p>
      <text:p text:style-name="P1">set topo [new Topography]</text:p>
      <text:p text:style-name="P1"/>
      <text:p text:style-name="P1">$topo load_flatgrid 1000 1000</text:p>
      <text:p text:style-name="P1">set nf [open program4.nam w]</text:p>
      <text:p text:style-name="P1"/>
      <text:p text:style-name="P1">$ns namtrace-all-wireless $nf 1000 1000</text:p>
      <text:p text:style-name="P1"/>
      <text:p text:style-name="P1">$ns node-config -adhocRouting DSDV \</text:p>
      <text:p text:style-name="P1">-llType LL \</text:p>
      <text:p text:style-name="P1">-macType Mac/802_11 \</text:p>
      <text:p text:style-name="P1">-ifqType Queue/DropTail \</text:p>
      <text:p text:style-name="P1">-ifqLen 50 \</text:p>
      <text:p text:style-name="P1">-phyType Phy/WirelessPhy\</text:p>
      <text:p text:style-name="P1">-channelType Channel/WirelessChannel \</text:p>
      <text:p text:style-name="P1">-propType Propagation/TwoRayGround \</text:p>
      <text:p text:style-name="P1">-antType Antenna/OmniAntenna \</text:p>
      <text:p text:style-name="P1">-topoInstance $topo \</text:p>
      <text:p text:style-name="P1">-agentTrace ON \</text:p>
      <text:p text:style-name="P1">-routerTrace ON</text:p>
      <text:p text:style-name="P1">create-god 3</text:p>
      <text:p text:style-name="P1"/>
      <text:p text:style-name="P1">set n0 [$ns node]</text:p>
      <text:p text:style-name="P1">set n1 [$ns node]</text:p>
      <text:p text:style-name="P1">set n2 [$ns node]</text:p>
      <text:p text:style-name="P1">$n0 label "tcp0"</text:p>
      <text:p text:style-name="P1">$n1 label "sink1/tcp1"</text:p>
      <text:p text:style-name="P1">$n2 label "sink2"</text:p>
      <text:p text:style-name="P1">$n0 set X_ 50</text:p>
      <text:p text:style-name="P1">$n0 set Y_ 50</text:p>
      <text:p text:style-name="P1">$n0 set Z_ 0</text:p>
      <text:p text:style-name="P1">$n1 set X_ 50</text:p>
      <text:p text:style-name="P1">$n1 set Y_ 50</text:p>
      <text:p text:style-name="P1">$n1 set Z_ 0</text:p>
      <text:p text:style-name="P1">$n2 set X_ 60</text:p>
      <text:p text:style-name="P1">$n2 set Y_ 60</text:p>
      <text:p text:style-name="P1">$n2 set Z_ 0</text:p>
      <text:p text:style-name="P1">$ns at 0.1 "$n0 setdest 50 50 15"</text:p>
      <text:p text:style-name="P1">$ns at 0.1 "$n1 setdest 100 100 25"</text:p>
      <text:p text:style-name="P1">$ns at 0.1 "$n2 setdest 180 180 25"</text:p>
      <text:p text:style-name="P1">set tcp0 [new Agent/TCP]</text:p>
      <text:p text:style-name="P1">$ns attach-agent $n0 $tcp0</text:p>
      <text:p text:style-name="P1">set ftp0 [new Application/FTP]</text:p>
      <text:p text:style-name="P1">$ftp0 attach-agent $tcp0</text:p>
      <text:p text:style-name="P1"><text:soft-page-break/>set sink1 [new Agent/TCPSink]</text:p>
      <text:p text:style-name="P1">$ns attach-agent $n1 $sink1</text:p>
      <text:p text:style-name="P1">$ns connect $tcp0 $sink1</text:p>
      <text:p text:style-name="P1">set tcp1 [new Agent/TCP]</text:p>
      <text:p text:style-name="P1">$ns attach-agent $n1 $tcp1</text:p>
      <text:p text:style-name="P1">set ftp1 [new Application/FTP]</text:p>
      <text:p text:style-name="P1">$ftp1 attach-agent $tcp1</text:p>
      <text:p text:style-name="P1">set sink2 [new Agent/TCPSink]</text:p>
      <text:p text:style-name="P1">$ns attach-agent $n2 $sink2</text:p>
      <text:p text:style-name="P1">$ns connect $tcp1 $sink2</text:p>
      <text:p text:style-name="P1">$ns at 5 "$ftp0 start"</text:p>
      <text:p text:style-name="P1">$ns at 5 "$ftp1 start"</text:p>
      <text:p text:style-name="P1">$ns at 100 "$n1 setdest 50 50 15"</text:p>
      <text:p text:style-name="P1">$ns at 190 "$n1 setdest 90 90 15"</text:p>
      <text:p text:style-name="P1">proc finish { } {</text:p>
      <text:p text:style-name="P1">global ns nf tf</text:p>
      <text:p text:style-name="P1">$ns flush-trace</text:p>
      <text:p text:style-name="P1">exec nam program4.nam &amp;</text:p>
      <text:p text:style-name="P1">close $tf</text:p>
      <text:p text:style-name="P1">exit 0</text:p>
      <text:p text:style-name="P1">}</text:p>
      <text:p text:style-name="P1">$ns at 250 "finish"</text:p>
      <text:p text:style-name="P1">$ns run</text:p>
      <text:p text:style-name="P1"/>
      <text:p text:style-name="P1"/>
      <text:p text:style-name="P2"><text:tab/><text:tab/><text:tab/><text:tab/><text:tab/><text:tab/></text:p>
      <text:p text:style-name="P2"><text:span text:style-name="T3"><text:tab/><text:tab/><text:tab/><text:tab/><text:tab/><text:tab/>AWK FILE</text:span></text:p>
      <text:p text:style-name="P2"/>
      <text:p text:style-name="P3">#! /usr/bin/awk -f</text:p>
      <text:p text:style-name="P3">BEGIN{</text:p>
      <text:p text:style-name="P3"><text:tab/>count1=0;</text:p>
      <text:p text:style-name="P3"><text:tab/>count2=0;</text:p>
      <text:p text:style-name="P3"><text:tab/>pack1=0;</text:p>
      <text:p text:style-name="P3"><text:tab/>pack2=0;</text:p>
      <text:p text:style-name="P3"><text:tab/>time1=0;</text:p>
      <text:p text:style-name="P3"><text:tab/>time2=0;</text:p>
      <text:p text:style-name="P3">}</text:p>
      <text:p text:style-name="P3">{</text:p>
      <text:p text:style-name="P3"><text:tab/>if($1== "r" &amp;&amp; $3 == "_1_" &amp;&amp; $4== "AGT")</text:p>
      <text:p text:style-name="P3"><text:tab/>{</text:p>
      <text:p text:style-name="P3"><text:tab/><text:tab/>count1++ ;</text:p>
      <text:p text:style-name="P3"><text:tab/><text:tab/>pack1=pack1+$8 ;</text:p>
      <text:p text:style-name="P3"><text:tab/><text:tab/>time1=$2;</text:p>
      <text:p text:style-name="P3"><text:tab/> }</text:p>
      <text:p text:style-name="P3"><text:tab/>if($1=="r" &amp;&amp; $3=="_2_" &amp;&amp; $4=="AGT")</text:p>
      <text:p text:style-name="P3"><text:tab/>{</text:p>
      <text:p text:style-name="P3"><text:tab/><text:tab/>count2++ ;</text:p>
      <text:p text:style-name="P3"><text:tab/><text:tab/>pack2=pack2+$8;</text:p>
      <text:p text:style-name="P3"><text:tab/> <text:tab/>time2=$2;</text:p>
      <text:p text:style-name="P3"><text:tab/>}</text:p>
      <text:p text:style-name="P3">}</text:p>
      <text:p text:style-name="P3">END{</text:p>
      <text:p text:style-name="P3"><text:soft-page-break/>printf("The Throughput from n0 to n1: %f Mbps \n", ((count1*pack1*8)/(time1*1000000)));</text:p>
      <text:p text:style-name="P3">printf("The Throughput from n1 to n2: %f Mbps", ((count2*pack2*8)/(time2*1000000)));</text:p>
      <text:p text:style-name="P3">}</text:p>
      <text:p text:style-name="P3"/>
      <text:p text:style-name="P3"/>
      <text:p text:style-name="P3"/>
      <text:p text:style-name="P3"><text:tab/><text:tab/><text:tab/><text:tab/><text:tab/><text:tab/><text:span text:style-name="T4">NAM FILE</text:span></text:p>
      <text:p text:style-name="P3"/>
      <text:p text:style-name="P4"/>
      <text:p text:style-name="P4">n -t 0 -s 0 -S DLABEL -l "tcp0" -L ""</text:p>
      <text:p text:style-name="P4">n -t 0 -s 1 -S DLABEL -l "sink1/tcp1" -L ""</text:p>
      <text:p text:style-name="P4">n -t 0 -s 2 -S DLABEL -l "sink2" -L ""</text:p>
      <text:p text:style-name="P4">V -t * -v 1.0a5 -a 0</text:p>
      <text:p text:style-name="P3"/>
      <text:p text:style-name="P3"/>
      <text:p text:style-name="P3"/>
      <text:p text:style-name="P3"><text:tab/><text:tab/><text:tab/><text:tab/><text:tab/><text:tab/><text:span text:style-name="T5">TR FILE</text:span></text:p>
      <text:p text:style-name="P3"/>
      <text:p text:style-name="P5">s 0.036400876 _0_ RTR <text:s/>--- 0 message 32 [0 0 0 0] ------- [0:255 -1:255 32 0] </text:p>
      <text:p text:style-name="P5">r 0.037420876 _1_ RTR <text:s/>--- 0 message 32 [0 ffffffff 0 800] ------- [0:255 -1:255 32 0] </text:p>
      <text:p text:style-name="P5">r 0.037420923 _2_ RTR <text:s/>--- 0 message 32 [0 ffffffff 0 800] ------- [0:255 -1:255 32 0] 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8:33:54.792523385</meta:creation-date>
    <dc:date>2017-10-23T18:47:52.977071734</dc:date>
    <meta:editing-duration>PT13M5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4" meta:paragraph-count="105" meta:word-count="417" meta:character-count="2296" meta:non-whitespace-character-count="1914"/>
  </office:meta>
</office:document-meta>
</file>